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5cm" fo:min-width="18.5cm"/>
    </style:style>
    <style:style style:name="gr2" style:family="graphic" style:parent-style-name="standard">
      <style:graphic-properties draw:fill="gradient" draw:fill-color="#00a933" draw:fill-gradient-name="Gradient_20_1" draw:textarea-horizontal-align="justify" draw:textarea-vertical-align="middle" draw:auto-grow-height="false" fo:min-height="2.5cm" fo:min-width="18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5cm" fo:min-width="18.5cm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4.5cm" fo:min-width="7.25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2cm" fo:min-width="18.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95cm" fo:min-width="18.5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75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00a933" draw:fill-gradient-name="Gradient_20_1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.75cm" svg:x="1cm" svg:y="2.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9cm" svg:height="4.75cm" svg:x="1cm" svg:y="5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75cm" svg:height="4.75cm" svg:x="1cm" svg:y="5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19cm" svg:height="4.75cm" svg:x="1cm" svg:y="1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75cm" svg:height="4.75cm" svg:x="1cm" svg:y="10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19cm" svg:height="4.75cm" svg:x="1cm" svg:y="1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75cm" svg:height="4.75cm" svg:x="1cm" svg:y="14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19cm" svg:height="4.75cm" svg:x="1cm" svg:y="19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75cm" svg:height="4.75cm" svg:x="1cm" svg:y="19.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19cm" svg:height="2.25cm" svg:x="1cm" svg:y="2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9cm" svg:height="2.2cm" svg:x="1cm" svg:y="2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5cm" svg:height="1cm" svg:x="1.5cm" svg:y="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0.5cm" svg:x="18.2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0.5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0.5cm" svg:x="14.7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0.5cm" svg:x="13cm" svg:y="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5cm" svg:height="0.5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0.5cm" svg:x="8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00a933" draw:start-intensity="100%" draw:end-intensity="100%" draw:angle="30deg" draw:border="0%"/>
    <draw:gradient draw:name="Gradient_20_2" draw:display-name="Gradient 2" draw:style="linear" draw:start-color="#dde8cb" draw:end-color="#81d41a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20:11:59.650832463</meta:creation-date>
    <dc:date>2023-01-31T20:24:28.385133537</dc:date>
    <meta:editing-duration>PT1M27S</meta:editing-duration>
    <meta:editing-cycles>1</meta:editing-cycles>
    <meta:document-statistic meta:object-count="23"/>
    <meta:generator>LibreOffice/7.0.4.2$Linux_X86_64 LibreOffice_project/00$Build-2</meta:generator>
  </office:meta>
</office:document-meta>
</file>